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1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1.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0.393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number-style style:name="N8002" number:language="it" number:country="IT">
      <number:number number:decimal-places="2" number:min-integer-digits="1"/>
    </number:number-style>
    <number:number-style style:name="N8003" number:language="it" number:country="IT">
      <number:number number:decimal-places="0" number:min-integer-digits="1" number:grouping="true"/>
    </number:number-style>
    <number:number-style style:name="N8061" number:language="it" number:country="IT">
      <number:scientific-number number:decimal-places="2" number:min-integer-digits="1" number:min-exponent-digits="2"/>
    </number:number-style>
    <style:style style:name="ce1" style:family="table-cell" style:parent-style-name="Excel_20_Built-in_20_Normal" style:data-style-name="N8002"/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" style:family="table-cell" style:parent-style-name="Excel_20_Built-in_20_Normal">
      <style:table-cell-properties style:diagonal-bl-tr="none" style:diagonal-tl-br="none" style:rotation-align="non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5" style:family="table-cell" style:parent-style-name="Excel_20_Built-in_20_Normal" style:data-style-name="N8061"/>
    <style:style style:name="ce6" style:family="table-cell" style:parent-style-name="Excel_20_Built-in_20_Normal" style:data-style-name="N8003"/>
    <style:style style:name="ce7" style:family="table-cell" style:parent-style-name="Excel_20_Built-in_20_Normal" style:data-style-name="N8002">
      <style:table-cell-properties style:diagonal-bl-tr="none" style:diagonal-tl-br="none" style:rotation-align="none"/>
    </style:style>
    <style:style style:name="ce8" style:family="table-cell" style:parent-style-name="Excel_20_Built-in_20_Normal" style:data-style-name="N8002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"/>
        <table:table-column table:style-name="co4" table:visibility="collapse" table:number-columns-repeated="3" table:default-cell-style-name="Excel_20_Built-in_20_Normal"/>
        <table:table-column table:style-name="co5" table:visibility="collapse" table:default-cell-style-name="Excel_20_Built-in_20_Normal"/>
        <table:table-column table:style-name="co6" table:visibility="collapse" table:number-columns-repeated="2" table:default-cell-style-name="Excel_20_Built-in_20_Normal"/>
        <table:table-column table:style-name="co7" table:visibility="collapse" table:default-cell-style-name="Excel_20_Built-in_20_Normal"/>
        <table:table-column table:style-name="co4" table:visibility="collapse" table:default-cell-style-name="Excel_20_Built-in_20_Normal"/>
        <table:table-column table:style-name="co8" table:number-columns-repeated="2" table:default-cell-style-name="Excel_20_Built-in_20_Normal"/>
        <table:table-column table:style-name="co4" table:number-columns-repeated="5" table:default-cell-style-name="Excel_20_Built-in_20_Normal"/>
        <table:table-column table:style-name="co6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9" table:default-cell-style-name="ce1"/>
        <table:table-column table:style-name="co10" table:number-columns-repeated="1001" table:default-cell-style-name="Excel_20_Built-in_20_Normal"/>
        <table:table-row table:style-name="ro1">
          <table:table-cell office:value-type="float" office:value="425">
            <text:p>425</text:p>
          </table:table-cell>
          <table:table-cell office:value-type="string">
            <text:p>px/mm</text:p>
          </table:table-cell>
          <table:table-cell table:number-columns-repeated="9"/>
          <table:table-cell table:style-name="ce2"/>
          <table:table-cell table:number-columns-repeated="1012"/>
        </table:table-row>
        <table:table-row table:style-name="ro1">
          <table:table-cell table:formula="of:=1/[.A1]*1000" office:value-type="float" office:value="2.35294117647059">
            <text:p>2,3529411765</text:p>
          </table:table-cell>
          <table:table-cell office:value-type="string">
            <text:p>um/px</text:p>
          </table:table-cell>
          <table:table-cell table:number-columns-repeated="9"/>
          <table:table-cell table:style-name="ce2"/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qua ultrapura</text:p>
          </table:table-cell>
          <table:table-cell office:value-type="string">
            <text:p>delta rho</text:p>
          </table:table-cell>
          <table:table-cell office:value-type="float" office:value="0.997">
            <text:p>1,00</text:p>
          </table:table-cell>
          <table:table-cell table:number-columns-repeated="8"/>
          <table:table-cell table:style-name="ce3" office:value-type="string">
            <text:p>g/cm^3</text:p>
          </table:table-cell>
          <table:table-cell/>
          <table:table-cell table:style-name="ce4" office:value-type="string">
            <text:p>g</text:p>
          </table:table-cell>
          <table:table-cell table:style-name="ce3" office:value-type="float" office:value="9.81">
            <text:p>9,81</text:p>
          </table:table-cell>
          <table:table-cell table:style-name="ce3" office:value-type="string">
            <text:p>m/s^2</text:p>
          </table:table-cell>
          <table:table-cell table:style-name="ce3"/>
          <table:table-cell table:style-name="ce4" office:value-type="string">
            <text:p>delta rho * g</text:p>
          </table:table-cell>
          <table:table-cell table:style-name="ce3" table:formula="of:=[.C5]*[.O5]" office:value-type="float" office:value="9.78057">
            <text:p>9,78057</text:p>
          </table:table-cell>
          <table:table-cell table:style-name="ce3" office:value-type="string">
            <text:p>g/(mm s)^2</text:p>
          </table:table-cell>
          <table:table-cell/>
          <table:table-cell table:style-name="ce6"/>
          <table:table-cell table:number-columns-repeated="1002"/>
        </table:table-row>
        <table:table-row table:style-name="ro1">
          <table:table-cell table:number-columns-repeated="22"/>
          <table:table-cell table:style-name="ce7"/>
          <table:table-cell table:style-name="ce3"/>
          <table:table-cell table:number-columns-repeated="1000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378.470815956001">
            <text:p>378,470815956</text:p>
          </table:table-cell>
          <table:table-cell office:value-type="float" office:value="694.934563099031">
            <text:p>694,934563099</text:p>
          </table:table-cell>
          <table:table-cell office:value-type="float" office:value="998.906168679334">
            <text:p>998,9061686793</text:p>
          </table:table-cell>
          <table:table-cell office:value-type="float" office:value="0.300447859393009">
            <text:p>0,3004478594</text:p>
          </table:table-cell>
          <table:table-cell office:value-type="float" office:value="1152.42078950452">
            <text:p>1152,4207895045</text:p>
          </table:table-cell>
          <table:table-cell table:style-name="ce5" office:value-type="float" office:value="12988560.5520842">
            <text:p>1,30E+07</text:p>
          </table:table-cell>
          <table:table-cell table:style-name="ce5" office:value-type="float" office:value="255579723.443645">
            <text:p>2,56E+08</text:p>
          </table:table-cell>
          <table:table-cell office:value-type="float" office:value="1952670.80292326">
            <text:p>1952670,80292326</text:p>
          </table:table-cell>
          <table:table-cell office:value-type="float" office:value="0.342578192585226">
            <text:p>0,3425781926</text:p>
          </table:table-cell>
          <table:table-cell table:style-name="ce8" table:formula="of:=[.S7]/[.$A$1]^2" office:value-type="float" office:value="71.9089857554835">
            <text:p>71,91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25.12388878572">
            <text:p>425,1238887857</text:p>
          </table:table-cell>
          <table:table-cell office:value-type="float" office:value="680.087421834682">
            <text:p>680,0874218347</text:p>
          </table:table-cell>
          <table:table-cell office:value-type="float" office:value="1018.48260809789">
            <text:p>1018,4826080979</text:p>
          </table:table-cell>
          <table:table-cell office:value-type="float" office:value="0.304960749226245">
            <text:p>0,3049607492</text:p>
          </table:table-cell>
          <table:table-cell office:value-type="float" office:value="1156.11310057405">
            <text:p>1156,1131005741</text:p>
          </table:table-cell>
          <table:table-cell table:style-name="ce5" office:value-type="float" office:value="13071923.5628993">
            <text:p>1,31E+07</text:p>
          </table:table-cell>
          <table:table-cell table:style-name="ce5" office:value-type="float" office:value="374130889.872289">
            <text:p>3,74E+08</text:p>
          </table:table-cell>
          <table:table-cell office:value-type="float" office:value="2499810.06973621">
            <text:p>2499810,06973621</text:p>
          </table:table-cell>
          <table:table-cell office:value-type="float" office:value="0.261095648741186">
            <text:p>0,2610956487</text:p>
          </table:table-cell>
          <table:table-cell table:style-name="ce8" table:formula="of:=[.S8]/[.$A$1]^2" office:value-type="float" office:value="72.370511074875">
            <text:p>72,37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25.280505684339">
            <text:p>425,2805056843</text:p>
          </table:table-cell>
          <table:table-cell office:value-type="float" office:value="680.197583198342">
            <text:p>680,1975831983</text:p>
          </table:table-cell>
          <table:table-cell office:value-type="float" office:value="1018.57250401332">
            <text:p>1018,5725040133</text:p>
          </table:table-cell>
          <table:table-cell office:value-type="float" office:value="0.294640370619069">
            <text:p>0,2946403706</text:p>
          </table:table-cell>
          <table:table-cell office:value-type="float" office:value="1157.69087282101">
            <text:p>1157,690872821</text:p>
          </table:table-cell>
          <table:table-cell table:style-name="ce5" office:value-type="float" office:value="13107626.975588">
            <text:p>1,31E+07</text:p>
          </table:table-cell>
          <table:table-cell table:style-name="ce5" office:value-type="float" office:value="374326437.200101">
            <text:p>3,74E+08</text:p>
          </table:table-cell>
          <table:table-cell office:value-type="float" office:value="2498002.96997637">
            <text:p>2498002,96997637</text:p>
          </table:table-cell>
          <table:table-cell office:value-type="float" office:value="0.197928177402923">
            <text:p>0,1979281774</text:p>
          </table:table-cell>
          <table:table-cell table:style-name="ce8" table:formula="of:=[.S9]/[.$A$1]^2" office:value-type="float" office:value="72.5681770274768">
            <text:p>72,57</text:p>
          </table:table-cell>
          <table:table-cell/>
          <table:table-cell table:style-name="ce1" table:formula="of:=AVERAGE([.W7:.W11])" office:value-type="float" office:value="72.2463744189051">
            <text:p>72,25</text:p>
          </table:table-cell>
          <table:table-cell table:formula="of:=STDEV([.W7:.W11])" office:value-type="float" office:value="0.280530476079867">
            <text:p>0,2805304761</text:p>
          </table:table-cell>
          <table:table-cell table:number-columns-repeated="998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34.236540098436">
            <text:p>434,2365400984</text:p>
          </table:table-cell>
          <table:table-cell office:value-type="float" office:value="679.714867182017">
            <text:p>679,714867182</text:p>
          </table:table-cell>
          <table:table-cell office:value-type="float" office:value="1046.16103667476">
            <text:p>1046,1610366748</text:p>
          </table:table-cell>
          <table:table-cell office:value-type="float" office:value="0.234685821422188">
            <text:p>0,2346858214</text:p>
          </table:table-cell>
          <table:table-cell office:value-type="float" office:value="1153.12611865997">
            <text:p>1153,12611866</text:p>
          </table:table-cell>
          <table:table-cell table:style-name="ce5" office:value-type="float" office:value="13004464.4893402">
            <text:p>1,30E+07</text:p>
          </table:table-cell>
          <table:table-cell table:style-name="ce5" office:value-type="float" office:value="402122074.163372">
            <text:p>4,02E+08</text:p>
          </table:table-cell>
          <table:table-cell office:value-type="float" office:value="2625167.5733708">
            <text:p>2625167,5733708</text:p>
          </table:table-cell>
          <table:table-cell office:value-type="float" office:value="0.243757256081376">
            <text:p>0,2437572561</text:p>
          </table:table-cell>
          <table:table-cell table:style-name="ce8" table:formula="of:=[.S10]/[.$A$1]^2" office:value-type="float" office:value="71.9970352351015">
            <text:p>72,00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379.136487306564">
            <text:p>379,1364873066</text:p>
          </table:table-cell>
          <table:table-cell office:value-type="float" office:value="695.01425870672">
            <text:p>695,0142587067</text:p>
          </table:table-cell>
          <table:table-cell office:value-type="float" office:value="999.288879656996">
            <text:p>999,288879657</text:p>
          </table:table-cell>
          <table:table-cell office:value-type="float" office:value="0.283555791154169">
            <text:p>0,2835557912</text:p>
          </table:table-cell>
          <table:table-cell office:value-type="float" office:value="1156.24609951973">
            <text:p>1156,2460995197</text:p>
          </table:table-cell>
          <table:table-cell table:style-name="ce5" office:value-type="float" office:value="13074931.317162">
            <text:p>1,31E+07</text:p>
          </table:table-cell>
          <table:table-cell table:style-name="ce5" office:value-type="float" office:value="256847021.710652">
            <text:p>2,57E+08</text:p>
          </table:table-cell>
          <table:table-cell office:value-type="float" office:value="1960211.88970726">
            <text:p>1960211,88970726</text:p>
          </table:table-cell>
          <table:table-cell office:value-type="float" office:value="0.545650579238375">
            <text:p>0,5456505792</text:p>
          </table:table-cell>
          <table:table-cell table:style-name="ce8" table:formula="of:=[.S11]/[.$A$1]^2" office:value-type="float" office:value="72.3871630015889">
            <text:p>72,39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ce8"/>
          <table:table-cell table:number-columns-repeated="1001"/>
        </table:table-row>
        <table:table-row table:style-name="ro1">
          <table:table-cell office:value-type="string">
            <text:p>gly+wat 60%</text:p>
          </table:table-cell>
          <table:table-cell office:value-type="string">
            <text:p>delta rho</text:p>
          </table:table-cell>
          <table:table-cell office:value-type="float" office:value="1.15">
            <text:p>1,15</text:p>
          </table:table-cell>
          <table:table-cell table:number-columns-repeated="8"/>
          <table:table-cell table:style-name="ce3" office:value-type="string">
            <text:p>g/cm^3</text:p>
          </table:table-cell>
          <table:table-cell/>
          <table:table-cell table:style-name="ce4" office:value-type="string">
            <text:p>g</text:p>
          </table:table-cell>
          <table:table-cell table:style-name="ce3" office:value-type="float" office:value="9.81">
            <text:p>9,81</text:p>
          </table:table-cell>
          <table:table-cell table:style-name="ce3" office:value-type="string">
            <text:p>m/s^2</text:p>
          </table:table-cell>
          <table:table-cell table:style-name="ce3"/>
          <table:table-cell table:style-name="ce4" office:value-type="string">
            <text:p>delta rho * g</text:p>
          </table:table-cell>
          <table:table-cell table:style-name="ce3" table:formula="of:=[.C14]*[.O14]" office:value-type="float" office:value="11.2815">
            <text:p>11,2815</text:p>
          </table:table-cell>
          <table:table-cell table:style-name="ce3" office:value-type="string">
            <text:p>g/(mm s)^2</text:p>
          </table:table-cell>
          <table:table-cell/>
          <table:table-cell table:style-name="ce6"/>
          <table:table-cell table:style-name="ce8"/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ce8"/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399.202017392041">
            <text:p>399,202017392</text:p>
          </table:table-cell>
          <table:table-cell office:value-type="float" office:value="677.498084499003">
            <text:p>677,498084499</text:p>
          </table:table-cell>
          <table:table-cell office:value-type="float" office:value="997.164953746161">
            <text:p>997,1649537462</text:p>
          </table:table-cell>
          <table:table-cell office:value-type="float" office:value="0.479048940765063">
            <text:p>0,4790489408</text:p>
          </table:table-cell>
          <table:table-cell office:value-type="float" office:value="1034.95086083174">
            <text:p>1034,9508608317</text:p>
          </table:table-cell>
          <table:table-cell table:style-name="ce5" office:value-type="float" office:value="12083877.3322408">
            <text:p>1,21E+07</text:p>
          </table:table-cell>
          <table:table-cell table:style-name="ce5" office:value-type="float" office:value="315047503.159734">
            <text:p>3,15E+08</text:p>
          </table:table-cell>
          <table:table-cell office:value-type="float" office:value="2225735.4629724">
            <text:p>2225735,4629724</text:p>
          </table:table-cell>
          <table:table-cell office:value-type="float" office:value="0.63668156292687">
            <text:p>0,6366815629</text:p>
          </table:table-cell>
          <table:table-cell table:style-name="ce8" table:formula="of:=[.S17]/[.$A$1]^2" office:value-type="float" office:value="66.900358932821">
            <text:p>66,90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05.250959173391">
            <text:p>405,2509591734</text:p>
          </table:table-cell>
          <table:table-cell office:value-type="float" office:value="659.628083345477">
            <text:p>659,6280833455</text:p>
          </table:table-cell>
          <table:table-cell office:value-type="float" office:value="1011.77970785579">
            <text:p>1011,7797078558</text:p>
          </table:table-cell>
          <table:table-cell office:value-type="float" office:value="0.361724483929723">
            <text:p>0,3617244839</text:p>
          </table:table-cell>
          <table:table-cell office:value-type="float" office:value="1042.08245911539">
            <text:p>1042,0824591154</text:p>
          </table:table-cell>
          <table:table-cell table:style-name="ce5" office:value-type="float" office:value="12250985.3097801">
            <text:p>1,23E+07</text:p>
          </table:table-cell>
          <table:table-cell table:style-name="ce5" office:value-type="float" office:value="330637104.402519">
            <text:p>3,31E+08</text:p>
          </table:table-cell>
          <table:table-cell office:value-type="float" office:value="2298733.82133854">
            <text:p>2298733,82133854</text:p>
          </table:table-cell>
          <table:table-cell office:value-type="float" office:value="0.279294332355854">
            <text:p>0,2792943324</text:p>
          </table:table-cell>
          <table:table-cell table:style-name="ce8" table:formula="of:=[.S18]/[.$A$1]^2" office:value-type="float" office:value="67.825524206395">
            <text:p>67,83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399.323282496571">
            <text:p>399,3232824966</text:p>
          </table:table-cell>
          <table:table-cell office:value-type="float" office:value="713.91615045722">
            <text:p>713,9161504572</text:p>
          </table:table-cell>
          <table:table-cell office:value-type="float" office:value="991.984824754434">
            <text:p>991,9848247544</text:p>
          </table:table-cell>
          <table:table-cell office:value-type="float" office:value="0.247163273024337">
            <text:p>0,247163273</text:p>
          </table:table-cell>
          <table:table-cell office:value-type="float" office:value="1035.59234971877">
            <text:p>1035,5923497188</text:p>
          </table:table-cell>
          <table:table-cell table:style-name="ce5" office:value-type="float" office:value="12098861.7641717">
            <text:p>1,21E+07</text:p>
          </table:table-cell>
          <table:table-cell table:style-name="ce5" office:value-type="float" office:value="315317218.995413">
            <text:p>3,15E+08</text:p>
          </table:table-cell>
          <table:table-cell office:value-type="float" office:value="2227561.30937362">
            <text:p>2227561,30937362</text:p>
          </table:table-cell>
          <table:table-cell office:value-type="float" office:value="0.375975198119916">
            <text:p>0,3759751981</text:p>
          </table:table-cell>
          <table:table-cell table:style-name="ce8" table:formula="of:=[.S19]/[.$A$1]^2" office:value-type="float" office:value="66.9833177255181">
            <text:p>66,98</text:p>
          </table:table-cell>
          <table:table-cell/>
          <table:table-cell table:style-name="ce1" table:formula="of:=AVERAGE([.W17:.W22])" office:value-type="float" office:value="66.9362846105078">
            <text:p>66,94</text:p>
          </table:table-cell>
          <table:table-cell table:formula="of:=STDEV([.W17:.W21])" office:value-type="float" office:value="0.549493905039599">
            <text:p>0,549493905</text:p>
          </table:table-cell>
          <table:table-cell table:number-columns-repeated="998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00.211060028589">
            <text:p>400,2110600286</text:p>
          </table:table-cell>
          <table:table-cell office:value-type="float" office:value="711.390301575641">
            <text:p>711,3903015756</text:p>
          </table:table-cell>
          <table:table-cell office:value-type="float" office:value="997.540321307971">
            <text:p>997,540321308</text:p>
          </table:table-cell>
          <table:table-cell office:value-type="float" office:value="0.3222068487464">
            <text:p>0,3222068487</text:p>
          </table:table-cell>
          <table:table-cell office:value-type="float" office:value="1031.24436485091">
            <text:p>1031,2443648509</text:p>
          </table:table-cell>
          <table:table-cell table:style-name="ce5" office:value-type="float" office:value="11997479.7210248">
            <text:p>1,20E+07</text:p>
          </table:table-cell>
          <table:table-cell table:style-name="ce5" office:value-type="float" office:value="318247999.676768">
            <text:p>3,18E+08</text:p>
          </table:table-cell>
          <table:table-cell office:value-type="float" office:value="2242262.83261342">
            <text:p>2242262,83261342</text:p>
          </table:table-cell>
          <table:table-cell office:value-type="float" office:value="0.496786767904687">
            <text:p>0,4967867679</text:p>
          </table:table-cell>
          <table:table-cell table:style-name="ce8" table:formula="of:=[.S20]/[.$A$1]^2" office:value-type="float" office:value="66.4220330575768">
            <text:p>66,42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05.35290916625">
            <text:p>405,3529091663</text:p>
          </table:table-cell>
          <table:table-cell office:value-type="float" office:value="714.094974560096">
            <text:p>714,0949745601</text:p>
          </table:table-cell>
          <table:table-cell office:value-type="float" office:value="1015.22591316349">
            <text:p>1015,2259131635</text:p>
          </table:table-cell>
          <table:table-cell office:value-type="float" office:value="0.288715990590038">
            <text:p>0,2887159906</text:p>
          </table:table-cell>
          <table:table-cell office:value-type="float" office:value="1032.23873776381">
            <text:p>1032,2387377638</text:p>
          </table:table-cell>
          <table:table-cell table:style-name="ce5" office:value-type="float" office:value="12020627.9116475">
            <text:p>1,20E+07</text:p>
          </table:table-cell>
          <table:table-cell table:style-name="ce5" office:value-type="float" office:value="332321563.281547">
            <text:p>3,32E+08</text:p>
          </table:table-cell>
          <table:table-cell office:value-type="float" office:value="2310515.00128791">
            <text:p>2310515,00128791</text:p>
          </table:table-cell>
          <table:table-cell office:value-type="float" office:value="0.446250955928392">
            <text:p>0,4462509559</text:p>
          </table:table-cell>
          <table:table-cell table:style-name="ce8" table:formula="of:=[.S21]/[.$A$1]^2" office:value-type="float" office:value="66.5501891302284">
            <text:p>66,55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ce8"/>
          <table:table-cell table:number-columns-repeated="1001"/>
        </table:table-row>
        <table:table-row table:style-name="ro1">
          <table:table-cell office:value-type="string">
            <text:p>gly+wat 60%</text:p>
          </table:table-cell>
          <table:table-cell office:value-type="string">
            <text:p>delta rho</text:p>
          </table:table-cell>
          <table:table-cell office:value-type="float" office:value="1.19">
            <text:p>1,19</text:p>
          </table:table-cell>
          <table:table-cell table:number-columns-repeated="8"/>
          <table:table-cell table:style-name="ce3" office:value-type="string">
            <text:p>g/cm^3</text:p>
          </table:table-cell>
          <table:table-cell/>
          <table:table-cell table:style-name="ce4" office:value-type="string">
            <text:p>g</text:p>
          </table:table-cell>
          <table:table-cell table:style-name="ce3" office:value-type="float" office:value="9.81">
            <text:p>9,81</text:p>
          </table:table-cell>
          <table:table-cell table:style-name="ce3" office:value-type="string">
            <text:p>m/s^2</text:p>
          </table:table-cell>
          <table:table-cell table:style-name="ce3"/>
          <table:table-cell table:style-name="ce4" office:value-type="string">
            <text:p>delta rho * g</text:p>
          </table:table-cell>
          <table:table-cell table:style-name="ce3" table:formula="of:=[.C24]*[.O24]" office:value-type="float" office:value="11.6739">
            <text:p>11,6739</text:p>
          </table:table-cell>
          <table:table-cell table:style-name="ce3" office:value-type="string">
            <text:p>g/(mm s)^2</text:p>
          </table:table-cell>
          <table:table-cell/>
          <table:table-cell table:style-name="ce6"/>
          <table:table-cell table:style-name="ce8"/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03.421678508459">
            <text:p>403,4216785085</text:p>
          </table:table-cell>
          <table:table-cell office:value-type="float" office:value="793.763815427766">
            <text:p>793,7638154278</text:p>
          </table:table-cell>
          <table:table-cell office:value-type="float" office:value="1024.45227861883">
            <text:p>1024,4522786188</text:p>
          </table:table-cell>
          <table:table-cell office:value-type="float" office:value="0.015243719493826">
            <text:p>0,0152437195</text:p>
          </table:table-cell>
          <table:table-cell office:value-type="float" office:value="1000.81961753367">
            <text:p>1000,8196175337</text:p>
          </table:table-cell>
          <table:table-cell table:style-name="ce5" office:value-type="float" office:value="11693044.1084625">
            <text:p>1,17E+07</text:p>
          </table:table-cell>
          <table:table-cell table:style-name="ce5" office:value-type="float" office:value="331216925.772782">
            <text:p>3,31E+08</text:p>
          </table:table-cell>
          <table:table-cell office:value-type="float" office:value="2306231.34890789">
            <text:p>2306231,34890789</text:p>
          </table:table-cell>
          <table:table-cell office:value-type="float" office:value="2.64529067241198">
            <text:p>2,6452906724</text:p>
          </table:table-cell>
          <table:table-cell table:style-name="ce8" table:formula="of:=[.S25]/[.$A$1]^2" office:value-type="float" office:value="64.7365763790311">
            <text:p>64,74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01.635273938662">
            <text:p>401,6352739387</text:p>
          </table:table-cell>
          <table:table-cell office:value-type="float" office:value="596.205044910452">
            <text:p>596,2050449105</text:p>
          </table:table-cell>
          <table:table-cell office:value-type="float" office:value="992.270057280164">
            <text:p>992,2700572802</text:p>
          </table:table-cell>
          <table:table-cell office:value-type="float" office:value="0.332793104662087">
            <text:p>0,3327931047</text:p>
          </table:table-cell>
          <table:table-cell office:value-type="float" office:value="992.906130610156">
            <text:p>992,9061306102</text:p>
          </table:table-cell>
          <table:table-cell table:style-name="ce5" office:value-type="float" office:value="11508861.2217301">
            <text:p>1,15E+07</text:p>
          </table:table-cell>
          <table:table-cell table:style-name="ce5" office:value-type="float" office:value="326898466.246686">
            <text:p>3,27E+08</text:p>
          </table:table-cell>
          <table:table-cell office:value-type="float" office:value="2275993.79528726">
            <text:p>2275993,79528726</text:p>
          </table:table-cell>
          <table:table-cell office:value-type="float" office:value="1.63809264043752">
            <text:p>1,6380926404</text:p>
          </table:table-cell>
          <table:table-cell table:style-name="ce8" table:formula="of:=[.S26]/[.$A$1]^2" office:value-type="float" office:value="63.716878736222">
            <text:p>63,72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04.230148782496">
            <text:p>404,2301487825</text:p>
          </table:table-cell>
          <table:table-cell office:value-type="float" office:value="598.507820992413">
            <text:p>598,5078209924</text:p>
          </table:table-cell>
          <table:table-cell office:value-type="float" office:value="1001.47574534375">
            <text:p>1001,4757453438</text:p>
          </table:table-cell>
          <table:table-cell office:value-type="float" office:value="0.143340852534698">
            <text:p>0,1433408525</text:p>
          </table:table-cell>
          <table:table-cell office:value-type="float" office:value="996.931626099949">
            <text:p>996,9316260999</text:p>
          </table:table-cell>
          <table:table-cell table:style-name="ce5" office:value-type="float" office:value="11602370.1286721">
            <text:p>1,16E+07</text:p>
          </table:table-cell>
          <table:table-cell table:style-name="ce5" office:value-type="float" office:value="333419726.126292">
            <text:p>3,33E+08</text:p>
          </table:table-cell>
          <table:table-cell office:value-type="float" office:value="2301784.19085138">
            <text:p>2301784,19085138</text:p>
          </table:table-cell>
          <table:table-cell office:value-type="float" office:value="1.03113689424459">
            <text:p>1,0311368942</text:p>
          </table:table-cell>
          <table:table-cell table:style-name="ce8" table:formula="of:=[.S27]/[.$A$1]^2" office:value-type="float" office:value="64.2345751068352">
            <text:p>64,23</text:p>
          </table:table-cell>
          <table:table-cell/>
          <table:table-cell table:style-name="ce1" table:formula="of:=AVERAGE([.W25:.W28])" office:value-type="float" office:value="63.9999700294047">
            <text:p>64,00</text:p>
          </table:table-cell>
          <table:table-cell table:formula="of:=STDEV([.W25:.W28])" office:value-type="float" office:value="0.619483240447233">
            <text:p>0,6194832404</text:p>
          </table:table-cell>
          <table:table-cell table:number-columns-repeated="998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07.852538279465">
            <text:p>407,8525382795</text:p>
          </table:table-cell>
          <table:table-cell office:value-type="float" office:value="614.500784709139">
            <text:p>614,5007847091</text:p>
          </table:table-cell>
          <table:table-cell office:value-type="float" office:value="1018.0716970424">
            <text:p>1018,0716970424</text:p>
          </table:table-cell>
          <table:table-cell office:value-type="float" office:value="0.305203973943033">
            <text:p>0,3052039739</text:p>
          </table:table-cell>
          <table:table-cell office:value-type="float" office:value="989.745298177428">
            <text:p>989,7452981774</text:p>
          </table:table-cell>
          <table:table-cell table:style-name="ce5" office:value-type="float" office:value="11435702.8873802">
            <text:p>1,14E+07</text:p>
          </table:table-cell>
          <table:table-cell table:style-name="ce5" office:value-type="float" office:value="345027609.521266">
            <text:p>3,45E+08</text:p>
          </table:table-cell>
          <table:table-cell office:value-type="float" office:value="2356978.51294617">
            <text:p>2356978,51294617</text:p>
          </table:table-cell>
          <table:table-cell office:value-type="float" office:value="1.0272337542651">
            <text:p>1,0272337543</text:p>
          </table:table-cell>
          <table:table-cell table:style-name="ce8" table:formula="of:=[.S28]/[.$A$1]^2" office:value-type="float" office:value="63.3118498955305">
            <text:p>63,31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ce8"/>
          <table:table-cell table:number-columns-repeated="1001"/>
        </table:table-row>
        <table:table-row table:style-name="ro1">
          <table:table-cell office:value-type="string">
            <text:p>gly+wat 60%</text:p>
          </table:table-cell>
          <table:table-cell office:value-type="string">
            <text:p>delta rho</text:p>
          </table:table-cell>
          <table:table-cell office:value-type="float" office:value="1.22">
            <text:p>1,22</text:p>
          </table:table-cell>
          <table:table-cell table:number-columns-repeated="8"/>
          <table:table-cell table:style-name="ce3" office:value-type="string">
            <text:p>g/cm^3</text:p>
          </table:table-cell>
          <table:table-cell/>
          <table:table-cell table:style-name="ce4" office:value-type="string">
            <text:p>g</text:p>
          </table:table-cell>
          <table:table-cell table:style-name="ce3" office:value-type="float" office:value="9.81">
            <text:p>9,81</text:p>
          </table:table-cell>
          <table:table-cell table:style-name="ce3" office:value-type="string">
            <text:p>m/s^2</text:p>
          </table:table-cell>
          <table:table-cell table:style-name="ce3"/>
          <table:table-cell table:style-name="ce4" office:value-type="string">
            <text:p>delta rho * g</text:p>
          </table:table-cell>
          <table:table-cell table:style-name="ce3" table:formula="of:=[.C31]*[.O31]" office:value-type="float" office:value="11.9682">
            <text:p>11,9682</text:p>
          </table:table-cell>
          <table:table-cell table:style-name="ce3" office:value-type="string">
            <text:p>g/(mm s)^2</text:p>
          </table:table-cell>
          <table:table-cell/>
          <table:table-cell table:style-name="ce6"/>
          <table:table-cell table:style-name="ce8"/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ce8"/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392.855383948726">
            <text:p>392,8553839487</text:p>
          </table:table-cell>
          <table:table-cell office:value-type="float" office:value="661.163457894547">
            <text:p>661,1634578945</text:p>
          </table:table-cell>
          <table:table-cell office:value-type="float" office:value="1037.5099766394">
            <text:p>1037,5099766394</text:p>
          </table:table-cell>
          <table:table-cell office:value-type="float" office:value="0.446496508811434">
            <text:p>0,4464965088</text:p>
          </table:table-cell>
          <table:table-cell office:value-type="float" office:value="972.005105119259">
            <text:p>972,0051051193</text:p>
          </table:table-cell>
          <table:table-cell table:style-name="ce5" office:value-type="float" office:value="11307482.6457396">
            <text:p>1,13E+07</text:p>
          </table:table-cell>
          <table:table-cell table:style-name="ce5" office:value-type="float" office:value="305811656.215764">
            <text:p>3,06E+08</text:p>
          </table:table-cell>
          <table:table-cell office:value-type="float" office:value="2176936.15043397">
            <text:p>2176936,15043397</text:p>
          </table:table-cell>
          <table:table-cell office:value-type="float" office:value="0.568855374992088">
            <text:p>0,568855375</text:p>
          </table:table-cell>
          <table:table-cell table:style-name="ce8" table:formula="of:=[.S34]/[.$A$1]^2" office:value-type="float" office:value="62.6019800456172">
            <text:p>62,60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03.18071896471">
            <text:p>403,1807189647</text:p>
          </table:table-cell>
          <table:table-cell office:value-type="float" office:value="604.817574328291">
            <text:p>604,8175743283</text:p>
          </table:table-cell>
          <table:table-cell office:value-type="float" office:value="998.376683703775">
            <text:p>998,3766837038</text:p>
          </table:table-cell>
          <table:table-cell office:value-type="float" office:value="0.378365402466773">
            <text:p>0,3783654025</text:p>
          </table:table-cell>
          <table:table-cell office:value-type="float" office:value="991.342233621857">
            <text:p>991,3422336219</text:p>
          </table:table-cell>
          <table:table-cell table:style-name="ce5" office:value-type="float" office:value="11761861.3402601">
            <text:p>1,18E+07</text:p>
          </table:table-cell>
          <table:table-cell table:style-name="ce5" office:value-type="float" office:value="331409139.579152">
            <text:p>3,31E+08</text:p>
          </table:table-cell>
          <table:table-cell office:value-type="float" office:value="2295599.9344092">
            <text:p>2295599,9344092</text:p>
          </table:table-cell>
          <table:table-cell office:value-type="float" office:value="0.746582435554472">
            <text:p>0,7465824356</text:p>
          </table:table-cell>
          <table:table-cell table:style-name="ce8" table:formula="of:=[.S35]/[.$A$1]^2" office:value-type="float" office:value="65.117571433966">
            <text:p>65,12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405.942739444288">
            <text:p>405,9427394443</text:p>
          </table:table-cell>
          <table:table-cell office:value-type="float" office:value="606.238959850228">
            <text:p>606,2389598502</text:p>
          </table:table-cell>
          <table:table-cell office:value-type="float" office:value="1008.14221488516">
            <text:p>1008,1422148852</text:p>
          </table:table-cell>
          <table:table-cell office:value-type="float" office:value="0.256845697191413">
            <text:p>0,2568456972</text:p>
          </table:table-cell>
          <table:table-cell office:value-type="float" office:value="987.68005686505">
            <text:p>987,6800568651</text:p>
          </table:table-cell>
          <table:table-cell table:style-name="ce5" office:value-type="float" office:value="11675121.4584949">
            <text:p>1,17E+07</text:p>
          </table:table-cell>
          <table:table-cell table:style-name="ce5" office:value-type="float" office:value="340294628.510592">
            <text:p>3,40E+08</text:p>
          </table:table-cell>
          <table:table-cell office:value-type="float" office:value="2346052.50001179">
            <text:p>2346052,50001179</text:p>
          </table:table-cell>
          <table:table-cell office:value-type="float" office:value="1.43924196439225">
            <text:p>1,4392419644</text:p>
          </table:table-cell>
          <table:table-cell table:style-name="ce8" table:formula="of:=[.S36]/[.$A$1]^2" office:value-type="float" office:value="64.6373506352659">
            <text:p>64,64</text:p>
          </table:table-cell>
          <table:table-cell table:number-columns-repeated="1001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396.03281869079">
            <text:p>396,0328186908</text:p>
          </table:table-cell>
          <table:table-cell office:value-type="float" office:value="634.382877236725">
            <text:p>634,3828772367</text:p>
          </table:table-cell>
          <table:table-cell office:value-type="float" office:value="981.11361654946">
            <text:p>981,1136165495</text:p>
          </table:table-cell>
          <table:table-cell office:value-type="float" office:value="0.273359513935062">
            <text:p>0,2733595139</text:p>
          </table:table-cell>
          <table:table-cell office:value-type="float" office:value="983.280607516794">
            <text:p>983,2806075168</text:p>
          </table:table-cell>
          <table:table-cell table:style-name="ce5" office:value-type="float" office:value="11571343.5014739">
            <text:p>1,16E+07</text:p>
          </table:table-cell>
          <table:table-cell table:style-name="ce5" office:value-type="float" office:value="313052274.623508">
            <text:p>3,13E+08</text:p>
          </table:table-cell>
          <table:table-cell office:value-type="float" office:value="2216512.33961217">
            <text:p>2216512,33961217</text:p>
          </table:table-cell>
          <table:table-cell office:value-type="float" office:value="1.28304932777256">
            <text:p>1,2830493278</text:p>
          </table:table-cell>
          <table:table-cell table:style-name="ce8" table:formula="of:=[.S37]/[.$A$1]^2" office:value-type="float" office:value="64.0628013922431">
            <text:p>64,06</text:p>
          </table:table-cell>
          <table:table-cell/>
          <table:table-cell table:style-name="ce1" table:formula="of:=AVERAGE([.W34:.W38])" office:value-type="float" office:value="63.6055897689091">
            <text:p>63,61</text:p>
          </table:table-cell>
          <table:table-cell table:formula="of:=STDEV([.W34:.W38])" office:value-type="float" office:value="1.46255587618719">
            <text:p>1,4625558762</text:p>
          </table:table-cell>
          <table:table-cell table:number-columns-repeated="998"/>
        </table:table-row>
        <table:table-row table:style-name="ro2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370.717486764487">
            <text:p>370,7174867645</text:p>
          </table:table-cell>
          <table:table-cell office:value-type="float" office:value="612.850802060843">
            <text:p>612,8508020608</text:p>
          </table:table-cell>
          <table:table-cell office:value-type="float" office:value="899.226040806695">
            <text:p>899,2260408067</text:p>
          </table:table-cell>
          <table:table-cell office:value-type="float" office:value="0.0619455169680539">
            <text:p>0,061945517</text:p>
          </table:table-cell>
          <table:table-cell office:value-type="float" office:value="964.25951035422">
            <text:p>964,2595103542</text:p>
          </table:table-cell>
          <table:table-cell table:style-name="ce5" office:value-type="float" office:value="11127989.3140775">
            <text:p>1,11E+07</text:p>
          </table:table-cell>
          <table:table-cell table:style-name="ce5" office:value-type="float" office:value="251839084.747239">
            <text:p>2,52E+08</text:p>
          </table:table-cell>
          <table:table-cell office:value-type="float" office:value="1912780.47742999">
            <text:p>1912780,47742999</text:p>
          </table:table-cell>
          <table:table-cell office:value-type="float" office:value="1.92350225790246">
            <text:p>1,9235022579</text:p>
          </table:table-cell>
          <table:table-cell table:style-name="ce8" table:formula="of:=[.S38]/[.$A$1]^2" office:value-type="float" office:value="61.6082453374533">
            <text:p>61,61</text:p>
          </table:table-cell>
          <table:table-cell table:number-columns-repeated="100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ova" table:base-cell-address="$Foglio1.$A$1" table:expression="foglio1!#REF!"/>
          <table:named-expression table:name="prova_1" table:base-cell-address="$Foglio1.$A$1" table:expression="foglio1!#REF!"/>
          <table:named-range table:name="prova_10" table:base-cell-address="$Foglio1.$A$1" table:cell-range-address="$Foglio1.$L$10:.$V$10"/>
          <table:named-expression table:name="prova_11" table:base-cell-address="$Foglio1.$A$1" table:expression="foglio1!#REF!"/>
          <table:named-range table:name="prova_13" table:base-cell-address="$Foglio1.$A$1" table:cell-range-address="$Foglio1.$L$11:.$V$12"/>
          <table:named-range table:name="prova_15" table:base-cell-address="$Foglio1.$A$1" table:cell-range-address="$Foglio1.$L$16:.$V$16"/>
          <table:named-range table:name="prova_16" table:base-cell-address="$Foglio1.$A$1" table:cell-range-address="$Foglio1.$L$17:.$V$17"/>
          <table:named-range table:name="prova_17" table:base-cell-address="$Foglio1.$A$1" table:cell-range-address="$Foglio1.$L$18:.$V$18"/>
          <table:named-range table:name="prova_18" table:base-cell-address="$Foglio1.$A$1" table:cell-range-address="$Foglio1.$L$19:.$V$19"/>
          <table:named-range table:name="prova_19" table:base-cell-address="$Foglio1.$A$1" table:cell-range-address="$Foglio1.$L$20:.$V$20"/>
          <table:named-expression table:name="prova_2" table:base-cell-address="$Foglio1.$A$1" table:expression="foglio1!#REF!"/>
          <table:named-range table:name="prova_20" table:base-cell-address="$Foglio1.$A$1" table:cell-range-address="$Foglio1.$L$21:.$V$22"/>
          <table:named-range table:name="prova_21" table:base-cell-address="$Foglio1.$A$1" table:cell-range-address="$Foglio1.$L$25:.$V$25"/>
          <table:named-range table:name="prova_24" table:base-cell-address="$Foglio1.$A$1" table:cell-range-address="$Foglio1.$L$26:.$V$26"/>
          <table:named-expression table:name="prova_25" table:base-cell-address="$Foglio1.$A$1" table:expression="foglio1!#REF!"/>
          <table:named-range table:name="prova_26" table:base-cell-address="$Foglio1.$A$1" table:cell-range-address="$Foglio1.$L$27:.$V$27"/>
          <table:named-range table:name="prova_27" table:base-cell-address="$Foglio1.$A$1" table:cell-range-address="$Foglio1.$L$28:.$V$29"/>
          <table:named-range table:name="prova_28" table:base-cell-address="$Foglio1.$A$1" table:cell-range-address="$Foglio1.$L$32:.$V$32"/>
          <table:named-range table:name="prova_29" table:base-cell-address="$Foglio1.$A$1" table:cell-range-address="$Foglio1.$L$33:.$V$33"/>
          <table:named-expression table:name="prova_3" table:base-cell-address="$Foglio1.$A$1" table:expression="foglio1!#REF!"/>
          <table:named-range table:name="prova_30" table:base-cell-address="$Foglio1.$A$1" table:cell-range-address="$Foglio1.$L$34:.$V$34"/>
          <table:named-range table:name="prova_31" table:base-cell-address="$Foglio1.$A$1" table:cell-range-address="$Foglio1.$L$35:.$V$35"/>
          <table:named-expression table:name="prova_32" table:base-cell-address="$Foglio1.$A$1" table:expression="foglio1!#REF!"/>
          <table:named-range table:name="prova_33" table:base-cell-address="$Foglio1.$A$1" table:cell-range-address="$Foglio1.$L$36:.$V$36"/>
          <table:named-range table:name="prova_34" table:base-cell-address="$Foglio1.$A$1" table:cell-range-address="$Foglio1.$L$37:.$V$37"/>
          <table:named-range table:name="prova_35" table:base-cell-address="$Foglio1.$A$1" table:cell-range-address="$Foglio1.$L$38:.$V$39"/>
          <table:named-expression table:name="prova_4" table:base-cell-address="$Foglio1.$A$1" table:expression="foglio1!#REF!"/>
          <table:named-range table:name="prova_5" table:base-cell-address="$Foglio1.$A$1" table:cell-range-address="$Foglio1.$L$7:.$V$7"/>
          <table:named-expression table:name="prova_6" table:base-cell-address="$Foglio1.$A$1" table:expression="foglio1!#REF!"/>
          <table:named-range table:name="prova_8" table:base-cell-address="$Foglio1.$A$1" table:cell-range-address="$Foglio1.$L$8:.$V$8"/>
          <table:named-range table:name="prova_9" table:base-cell-address="$Foglio1.$A$1" table:cell-range-address="$Foglio1.$L$9:.$V$9"/>
          <table:named-expression table:name="prova_pendant_1" table:base-cell-address="$Foglio1.$A$1" table:expression="foglio1!#REF!"/>
          <table:named-expression table:name="prova_pendant_2" table:base-cell-address="$Foglio1.$A$1" table:expression="foglio1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16/08/2020</text:date>, <text:time>13.17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6T13:17:03.88</dc:date>
    <dc:creator>Arianna Mischianti</dc:creator>
    <meta:document-statistic meta:table-count="1" meta:cell-count="280" meta:object-count="0"/>
    <meta:generator>OpenOffice/4.1.1$Win32 OpenOffice.org_project/411m6$Build-9775</meta:generator>
  </office:meta>
</office:document-meta>
</file>